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6</text:p>
      <text:p text:style-name="Standard"/>
      <text:p text:style-name="Standard">Ak sa má dať vždy toto číslo rozbiť na naše chcené, tak musia platiť nasledujúce pravidlá:</text:p>
      <text:p text:style-name="Standard"/>
      <text:list xml:id="list1515148550" text:style-name="L1">
        <text:list-item>
          <text:p text:style-name="P1">hľadané číslo a rozbíjateľné je totožné</text:p>
        </text:list-item>
        <text:list-item>
          <text:p text:style-name="P1">číslo, ktoré chceme rozbíjať musí byť deliteľné našim hľadaným číslom</text:p>
        </text:list-item>
        <text:list-item>
          <text:p text:style-name="P1">buď je hľadané číslo prvočíslo a rozbíjané číslo je ľubovoľné – vtedy ho vieme nájsť vždy</text:p>
        </text:list-item>
        <text:list-item>
          <text:p text:style-name="P1">hľadané číslo je štvorec prvočísla a rozbíjané číslo je nejakou mocninou odmocniny hľadaného čísla.</text:p>
        </text:list-item>
      </text:list>
      <text:p text:style-name="Standard"/>
      <text:p text:style-name="Standard">Takže tieto 3 veci treba otestovať.</text:p>
      <text:p text:style-name="Standard">Koľko nám to však bude trvať??</text:p>
      <text:list xml:id="list141064535" text:style-name="L2">
        <text:list-item>
          <text:p text:style-name="P2">či je deliteľné vieme zistiť v konštantnom čase O(1)</text:p>
        </text:list-item>
        <text:list-item>
          <text:p text:style-name="P2">to, že či je hľadané číslo prvočíslo vieme nájsť len v O(sqrt(c)), kde c je hľadané číslo</text:p>
        </text:list-item>
        <text:list-item>
          <text:p text:style-name="P2">tu tiež potrebujeme zistiť, či je sqrt(c) prvočíslo, a to nám trvá O(sqrt(c)) času, ale, či je číslo sqrt(c) nejakou celočíselnou odmocninou hľadaného vieme zistiť v <text:bookmark-start text:name="__DdeLink__0_721538202"/><text:span text:style-name="T2">O(</text:span><text:bookmark-start text:name="__DdeLink__2_721538202"/><text:span text:style-name="T2">log</text:span><text:span text:style-name="T1">2</text:span><text:span text:style-name="T2">(log </text:span><text:span text:style-name="T1">sqrt(c)</text:span><text:span text:style-name="T2"> (r))</text:span><text:bookmark-end text:name="__DdeLink__2_721538202"/><text:span text:style-name="T2">)</text:span><text:bookmark-end text:name="__DdeLink__0_721538202"/><text:span text:style-name="T2">, pretože exponent mocniny sqrt(c) vieme nájsť v logaritmickom čase od exponentu binárnym vyhľadávaním a exponent je vlastne logaritmus z r (rozbíjateľné číslo) pri základe sqrt(c).</text:span></text:p>
        </text:list-item>
      </text:list>
      <text:p text:style-name="Standard"><text:span text:style-name="T2"/></text:p>
      <text:p text:style-name="Standard"><text:span text:style-name="T2">Takže celková časová zložitosť bude O( sqrt(c)+ log</text:span><text:span text:style-name="T1">2</text:span><text:span text:style-name="T2">(log </text:span><text:span text:style-name="T1">sqrt(c)</text:span><text:span text:style-name="T2"> (r))).</text:span></text:p>
      <text:p text:style-name="Standard"><text:span text:style-name="T2">Pamäť: pamätáme si len konštantne veľa údajov, takže konštantná O(1)</text:span></text:p>
      <text:p text:style-name="Standard"/>
      <text:p text:style-name="Standard"/>
      <text:p text:style-name="Standard">#include &lt;iostream&gt;</text:p>
      <text:p text:style-name="Standard">#include &lt;cmath&gt;</text:p>
      <text:p text:style-name="Standard"></text:p>
      <text:p text:style-name="Standard">using namespace std;</text:p>
      <text:p text:style-name="Standard"></text:p>
      <text:p text:style-name="Standard">bool prvocislo(long long p){<text:tab/><text:tab/>//zistíme, či je číslo prvočíslo</text:p>
      <text:p text:style-name="Standard">long long sqr=sqrt(p);</text:p>
      <text:p text:style-name="Standard">for(long long i=2; i&lt;=sqr; i++)</text:p>
      <text:p text:style-name="Standard">if(p%i==0) return false;</text:p>
      <text:p text:style-name="Standard"></text:p>
      <text:p text:style-name="Standard">return true;</text:p>
      <text:p text:style-name="Standard">}</text:p>
      <text:p text:style-name="Standard"></text:p>
      <text:p text:style-name="Standard"></text:p>
      <text:p text:style-name="Standard">int mocnina(int k, long long n){<text:tab/>//mocninu som mohol spraviť binárnym vyhľadávaním, ktorá je rýchlejšia, ale moc sa mi nechcelo.</text:p>
      <text:p text:style-name="Standard">Robil by som to však tak, že by som si našiel najbližší exponent sqrt(c) tak, že sqrt(c)<text:span text:style-name="T3">x</text:span><text:span text:style-name="T2">, kde x je ten exponent, bude väčšie ako r a to</text:span> mi bude trvať log(r) času a potom v intervale 2<text:span text:style-name="T3">r</text:span> až 2<text:span text:style-name="T3">r-1</text:span> by som mocninu našiel binárnym vyhľadávaním s log(x) čase</text:p>
      <text:p text:style-name="Standard">long long p=k;</text:p>
      <text:p text:style-name="Standard"></text:p>
      <text:p text:style-name="Standard">while(p&lt;n)</text:p>
      <text:p text:style-name="Standard">p*=k;</text:p>
      <text:p text:style-name="Standard"></text:p>
      <text:p text:style-name="Standard"></text:p>
      <text:p text:style-name="Standard"></text:p>
      <text:p text:style-name="Standard"><text:soft-page-break/>if(p==n) return true;</text:p>
      <text:p text:style-name="Standard">else return false;</text:p>
      <text:p text:style-name="Standard">}</text:p>
      <text:p text:style-name="Standard"></text:p>
      <text:p text:style-name="Standard">int test(){<text:tab/><text:tab/>//testujem všetky podmienky</text:p>
      <text:p text:style-name="Standard">long long n,k;</text:p>
      <text:p text:style-name="Standard">cin&gt;&gt;n&gt;&gt;k;</text:p>
      <text:p text:style-name="Standard"></text:p>
      <text:p text:style-name="Standard">if(n==k){</text:p>
      <text:p text:style-name="Standard">cout&lt;&lt;"ano"&lt;&lt;endl;</text:p>
      <text:p text:style-name="Standard"><text:s/>return 0;</text:p>
      <text:p text:style-name="Standard"></text:p>
      <text:p text:style-name="Standard"></text:p>
      <text:p text:style-name="Standard"></text:p>
      <text:p text:style-name="Standard">}</text:p>
      <text:p text:style-name="Standard"></text:p>
      <text:p text:style-name="Standard">if(sqrt(k)==(double)((int)sqrt(k)) &amp;&amp; mocnina((int)sqrt(k),n)==true){ cout&lt;&lt;"ano"&lt;&lt;endl;return 0;}</text:p>
      <text:p text:style-name="Standard"></text:p>
      <text:p text:style-name="Standard"></text:p>
      <text:p text:style-name="Standard">if(prvocislo(k)==true &amp;&amp; n%k==0){ cout&lt;&lt;"ano"&lt;&lt;endl;return 0;}</text:p>
      <text:p text:style-name="Standard"></text:p>
      <text:p text:style-name="Standard"></text:p>
      <text:p text:style-name="Standard"></text:p>
      <text:p text:style-name="Standard"></text:p>
      <text:p text:style-name="Standard">cout&lt;&lt;"nie"&lt;&lt;endl;</text:p>
      <text:p text:style-name="Standard"></text:p>
      <text:p text:style-name="Standard">return 0;</text:p>
      <text:p text:style-name="Standard">}</text:p>
      <text:p text:style-name="Standard"></text:p>
      <text:p text:style-name="Standard"></text:p>
      <text:p text:style-name="Standard">int main(){</text:p>
      <text:p text:style-name="Standard"></text:p>
      <text:p text:style-name="Standard"></text:p>
      <text:p text:style-name="Standard"></text:p>
      <text:p text:style-name="Standard">test();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5-17T20:24:10</meta:creation-date>
    <dc:date>2012-05-17T20:50:44</dc:date>
    <dc:creator>kabell </dc:creator>
    <meta:editing-duration>PT10M4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82" meta:word-count="335" meta:character-count="1410" meta:non-whitespace-character-count="1868"/>
  </office:meta>
</office:document-meta>
</file>